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uma célula: <text:span text:style-name="T1">%load_ext ipicat</text:span></text:p>
              </text:list-item>
              <text:list-item>
                <text:p><text:span text:style-name="T1">%%picat</text:span> na primeira linha de cada <text:s/>célula que ser for usar um teste em Picat</text:p>
              </text:list-item>
              <text:list-item>
                <text:p>Finalmente, a restrição sempre um template com um <text:span text:style-name="T1">main</text:span> para usar como um Pyth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439cm" svg:x="1.4cm" svg:y="0.699cm" presentation:class="title" presentation:user-transformed="true">
          <draw:text-box>
            <text:p>O que NÃO está incluso nesta apresentação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depth first search) - busca em profundida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Sobre o grafo apresentado<text:tab/>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>O objeto o estilo de descrever um dfs segundo o seu gost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3T19"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2" draw:text-style-name="P6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17DT18H18M47S</meta:editing-duration>
    <meta:editing-cycles>10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7-21T20:14:57.271652360</dc:date>
    <meta:document-statistic meta:object-count="127"/>
  </office:meta>
</office:document-meta>
</file>